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caa20" officeooo:paragraph-rsid="005caa20"/>
    </style:style>
    <style:style style:name="P2" style:family="paragraph" style:parent-style-name="Standard">
      <style:text-properties officeooo:rsid="005e3fa1" officeooo:paragraph-rsid="005e3fa1"/>
    </style:style>
    <style:style style:name="P3" style:family="paragraph" style:parent-style-name="Standard">
      <style:text-properties officeooo:rsid="005eca07" officeooo:paragraph-rsid="005eca07"/>
    </style:style>
    <style:style style:name="P4" style:family="paragraph" style:parent-style-name="Standard">
      <style:text-properties officeooo:rsid="0062412c" officeooo:paragraph-rsid="0062412c"/>
    </style:style>
    <style:style style:name="P5" style:family="paragraph" style:parent-style-name="Standard">
      <style:text-properties officeooo:rsid="0063a3a7" officeooo:paragraph-rsid="0063a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Istnieje coś takiego jak homogenous equation.</text:p>
      <text:p text:style-name="P4">-Istnieje coś takiego jak complementary function</text:p>
      <text:p text:style-name="P5">-Ujemne rozwiązanie funkcji kwadratowej oznacza że rozwiązaniem są liczby zespol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6T11:10:48.125947997</dc:date>
    <meta:editing-duration>P1DT5H42M25S</meta:editing-duration>
    <meta:editing-cycles>59</meta:editing-cycles>
    <meta:document-statistic meta:table-count="0" meta:image-count="0" meta:object-count="0" meta:page-count="1" meta:paragraph-count="3" meta:word-count="22" meta:character-count="177" meta:non-whitespace-character-count="158"/>
  </office:meta>
</office:document-meta>
</file>